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1cm" style:rel-column-width="21840*"/>
    </style:style>
    <style:style style:name="Tableau2.B" style:family="table-column">
      <style:table-column-properties style:column-width="5.863cm" style:rel-column-width="21847*"/>
    </style:style>
    <style:style style:name="Tableau2.C" style:family="table-column">
      <style:table-column-properties style:column-width="5.863cm" style:rel-column-width="2184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background-color="#e6e6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3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rsid="003703e8" officeooo:paragraph-rsid="003703e8" style:font-size-asian="10pt" style:font-size-complex="10pt"/>
    </style:style>
    <style:style style:name="P3" style:family="paragraph" style:parent-style-name="Table_20_Contents">
      <style:text-properties style:font-name="Arial" fo:font-size="10pt" officeooo:rsid="002feefc" style:font-size-asian="10pt" style:font-size-complex="10pt"/>
    </style:style>
    <style:style style:name="P4" style:family="paragraph" style:parent-style-name="Table_20_Contents">
      <style:text-properties style:font-name="Arial" fo:font-size="10pt" officeooo:rsid="002feefc" officeooo:paragraph-rsid="003703e8" style:font-size-asian="10pt" style:font-size-complex="10pt"/>
    </style:style>
    <style:style style:name="P5" style:family="paragraph" style:parent-style-name="Table_20_Contents">
      <style:text-properties style:font-name="Arial" fo:font-size="10pt" officeooo:rsid="003bd3ca" officeooo:paragraph-rsid="003bd3ca" style:font-size-asian="10pt" style:font-size-complex="10pt"/>
    </style:style>
    <style:style style:name="P6" style:family="paragraph" style:parent-style-name="Table_20_Contents">
      <style:text-properties style:font-name="Arial" fo:font-size="10pt" officeooo:rsid="002fb3b2" officeooo:paragraph-rsid="002fb3b2" style:font-size-asian="10pt" style:font-size-complex="10pt"/>
    </style:style>
    <style:style style:name="P7" style:family="paragraph" style:parent-style-name="Table_20_Contents">
      <style:text-properties style:font-name="Arial" fo:font-size="10pt" officeooo:rsid="0031a7b1" officeooo:paragraph-rsid="003a195e" style:font-size-asian="10pt" style:font-size-complex="10pt"/>
    </style:style>
    <style:style style:name="P8" style:family="paragraph" style:parent-style-name="Table_20_Contents">
      <style:text-properties style:font-name="Arial" fo:font-size="10pt" officeooo:rsid="0031a7b1" officeooo:paragraph-rsid="0043fdcd" style:font-size-asian="10pt" style:font-size-complex="10pt"/>
    </style:style>
    <style:style style:name="P9" style:family="paragraph" style:parent-style-name="Table_20_Contents">
      <style:text-properties style:font-name="Arial" fo:font-size="10pt" officeooo:rsid="00408c3a" officeooo:paragraph-rsid="00408c3a" style:font-size-asian="10pt" style:font-size-complex="10pt"/>
    </style:style>
    <style:style style:name="P10" style:family="paragraph" style:parent-style-name="Table_20_Contents">
      <style:text-properties style:font-name="Arial" fo:font-size="10pt" officeooo:rsid="003765d6" officeooo:paragraph-rsid="003765d6" style:font-size-asian="10pt" style:font-size-complex="10pt"/>
    </style:style>
    <style:style style:name="P11" style:family="paragraph" style:parent-style-name="Table_20_Contents">
      <style:text-properties style:font-name="Arial" fo:font-size="10pt" officeooo:rsid="003e111f" officeooo:paragraph-rsid="003e111f" style:font-size-asian="10pt" style:font-size-complex="10pt"/>
    </style:style>
    <style:style style:name="P12" style:family="paragraph" style:parent-style-name="Table_20_Contents">
      <style:text-properties style:font-name="Arial" fo:font-size="10pt" officeooo:rsid="0038f52b" officeooo:paragraph-rsid="0038f52b" style:font-size-asian="10pt" style:font-size-complex="10pt"/>
    </style:style>
    <style:style style:name="P13" style:family="paragraph" style:parent-style-name="Table_20_Contents">
      <style:text-properties style:font-name="Arial" fo:font-size="10pt" officeooo:rsid="00422f7f" officeooo:paragraph-rsid="00422f7f" style:font-size-asian="10pt" style:font-size-complex="10pt"/>
    </style:style>
    <style:style style:name="P14" style:family="paragraph" style:parent-style-name="Table_20_Contents">
      <style:text-properties style:font-name="Arial" fo:font-size="10pt" fo:font-weight="bold" officeooo:rsid="00193b73" officeooo:paragraph-rsid="00193b73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f2a" officeooo:paragraph-rsid="001b1f2a" fo:background-color="transparent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fo:font-weight="bold" officeooo:rsid="001d169d" officeooo:paragraph-rsid="001d169d" fo:background-color="transparent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de93c" officeooo:paragraph-rsid="002de93c" style:font-name-asian="WenQuanYi Micro Hei" style:font-size-asian="10pt" style:font-weight-asian="normal" style:font-name-complex="FreeSans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f56b0" officeooo:paragraph-rsid="003a195e" style:font-name-asian="WenQuanYi Micro Hei" style:font-size-asian="10pt" style:font-weight-asian="normal" style:font-name-complex="FreeSans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f56b0" officeooo:paragraph-rsid="0043fdcd" style:font-name-asian="WenQuanYi Micro Hei" style:font-size-asian="10pt" style:font-weight-asian="normal" style:font-name-complex="FreeSans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bd3ca" officeooo:paragraph-rsid="003bd3ca" style:font-name-asian="WenQuanYi Micro Hei" style:font-size-asian="10pt" style:font-weight-asian="normal" style:font-name-complex="FreeSans" style:font-size-complex="10pt" style:font-weight-complex="normal"/>
    </style:style>
    <style:style style:name="P21" style:family="paragraph" style:parent-style-name="Table_20_Contents">
      <style:text-properties style:font-name="Arial" fo:font-size="10pt" fo:font-style="normal" officeooo:rsid="003765d6" officeooo:paragraph-rsid="003765d6" style:font-size-asian="10pt" style:font-style-asian="normal" style:font-size-complex="10pt" style:font-style-complex="normal"/>
    </style:style>
    <style:style style:name="P22" style:family="paragraph" style:parent-style-name="Table_20_Contents">
      <style:text-properties style:font-name="Arial" fo:font-size="10pt" fo:font-style="normal" officeooo:rsid="002fb3b2" officeooo:paragraph-rsid="003a195e" style:font-size-asian="10pt" style:font-style-asian="normal" style:font-size-complex="10pt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rsid="001c68c3" officeooo:paragraph-rsid="003765d6" style:font-name-asian="WenQuanYi Micro Hei" style:font-size-asian="10pt" style:font-name-complex="FreeSans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3765d6" officeooo:paragraph-rsid="00237279" style:font-name-asian="WenQuanYi Micro Hei" style:font-size-asian="10pt" style:font-name-complex="FreeSans" style:font-size-complex="10pt"/>
    </style:style>
    <style:style style:name="P25" style:family="paragraph" style:parent-style-name="Table_20_Contents">
      <style:text-properties style:font-name="Arial" officeooo:paragraph-rsid="003703e8"/>
    </style:style>
    <style:style style:name="P26" style:family="paragraph" style:parent-style-name="Table_20_Contents">
      <style:text-properties officeooo:paragraph-rsid="002cf7f9"/>
    </style:style>
    <style:style style:name="P27" style:family="paragraph" style:parent-style-name="Table_20_Contents">
      <style:text-properties style:font-name="Calibri" fo:font-size="10pt" officeooo:rsid="0022b399" officeooo:paragraph-rsid="004cdc85" style:font-size-asian="10pt" style:font-size-complex="10pt"/>
    </style:style>
    <style:style style:name="P28" style:family="paragraph" style:parent-style-name="Table_20_Contents">
      <style:text-properties style:font-name="Calibri" fo:font-size="10pt" fo:font-weight="bold" officeooo:rsid="00241c0f" officeooo:paragraph-rsid="004cdc85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style:font-name="Calibri" fo:font-size="10pt" fo:font-weight="bold" officeooo:paragraph-rsid="004cdc85" style:font-size-asian="10pt" style:font-weight-asian="bold" style:font-size-complex="10pt" style:font-weight-complex="bold"/>
    </style:style>
    <style:style style:name="P30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2feefc" style:font-size-asian="10pt" style:font-size-complex="10pt"/>
    </style:style>
    <style:style style:name="P31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f9b7b" style:font-size-asian="10pt" style:font-size-complex="10pt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7e5dd" style:font-size-asian="10pt" style:font-size-complex="10pt"/>
    </style:style>
    <style:style style:name="P33" style:family="paragraph" style:parent-style-name="Text_20_body">
      <style:paragraph-properties fo:margin-top="0cm" fo:margin-bottom="0.046cm" style:contextual-spacing="false" fo:line-height="100%"/>
      <style:text-properties style:font-name="Arial"/>
    </style:style>
    <style:style style:name="P34" style:family="paragraph" style:parent-style-name="Text_20_body">
      <style:text-properties style:font-name="Arial" fo:font-size="10pt" fo:font-weight="normal" officeooo:rsid="003703e8" officeooo:paragraph-rsid="003703e8" style:font-size-asian="10pt" style:font-weight-asian="normal" style:font-size-complex="10pt" style:font-weight-complex="normal"/>
    </style:style>
    <style:style style:name="P35" style:family="paragraph" style:parent-style-name="Standard">
      <style:text-properties officeooo:rsid="003765d6" officeooo:paragraph-rsid="004cdc85"/>
    </style:style>
    <style:style style:name="P36" style:family="paragraph" style:parent-style-name="Standard">
      <style:text-properties officeooo:paragraph-rsid="004cdc85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50255d" officeooo:paragraph-rsid="004cdc85" style:font-weight-asian="bold" style:font-weight-complex="bold"/>
    </style:style>
    <style:style style:name="T1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2" style:family="text">
      <style:text-properties style:font-name="Wingdings" fo:font-size="14pt" fo:font-weight="bold" officeooo:rsid="002eefb9" style:font-name-asian="Wingdings" style:font-size-asian="14pt" style:font-weight-asian="bold" style:font-name-complex="Wingdings" style:font-size-complex="14pt" style:font-weight-complex="bold"/>
    </style:style>
    <style:style style:name="T3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aa1" style:font-weight-asian="bold" style:font-weight-complex="bold"/>
    </style:style>
    <style:style style:name="T6" style:family="text">
      <style:text-properties fo:font-weight="bold" officeooo:rsid="00190380" style:font-weight-asian="bold" style:font-weight-complex="bold"/>
    </style:style>
    <style:style style:name="T7" style:family="text">
      <style:text-properties officeooo:rsid="00180aa1"/>
    </style:style>
    <style:style style:name="T8" style:family="text">
      <style:text-properties officeooo:rsid="00190380"/>
    </style:style>
    <style:style style:name="T9" style:family="text">
      <style:text-properties officeooo:rsid="002feefc"/>
    </style:style>
    <style:style style:name="T10" style:family="text">
      <style:text-properties officeooo:rsid="0020d336"/>
    </style:style>
    <style:style style:name="T11" style:family="text">
      <style:text-properties officeooo:rsid="001da3f4"/>
    </style:style>
    <style:style style:name="T12" style:family="text">
      <style:text-properties officeooo:rsid="0028b394"/>
    </style:style>
    <style:style style:name="T13" style:family="text">
      <style:text-properties officeooo:rsid="002cec6a"/>
    </style:style>
    <style:style style:name="T14" style:family="text">
      <style:text-properties officeooo:rsid="0031a7b1"/>
    </style:style>
    <style:style style:name="T15" style:family="text">
      <style:text-properties officeooo:rsid="00381bc3"/>
    </style:style>
    <style:style style:name="T16" style:family="text">
      <style:text-properties officeooo:rsid="00409dd4"/>
    </style:style>
    <style:style style:name="T17" style:family="text">
      <style:text-properties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font-size="10pt" officeooo:rsid="00190380" style:font-size-asian="10pt" style:font-size-complex="10pt"/>
    </style:style>
    <style:style style:name="T20" style:family="text">
      <style:text-properties fo:font-size="10pt" officeooo:rsid="003703e8" style:font-size-asian="10pt" style:font-size-complex="10pt"/>
    </style:style>
    <style:style style:name="T21" style:family="text">
      <style:text-properties fo:font-size="10pt" officeooo:rsid="001e9b05" style:font-size-asian="10pt" style:font-size-complex="10pt"/>
    </style:style>
    <style:style style:name="T22" style:family="text">
      <style:text-properties fo:font-size="10pt" officeooo:rsid="0021b42d" style:font-size-asian="10pt" style:font-size-complex="10pt"/>
    </style:style>
    <style:style style:name="T23" style:family="text">
      <style:text-properties fo:font-size="10pt" officeooo:rsid="00207817" style:font-size-asian="10pt" style:font-size-complex="10pt"/>
    </style:style>
    <style:style style:name="T24" style:family="text">
      <style:text-properties officeooo:rsid="0044eb13"/>
    </style:style>
    <style:style style:name="T25" style:family="text">
      <style:text-properties officeooo:rsid="00491f3b"/>
    </style:style>
    <style:style style:name="T26" style:family="text">
      <style:text-properties officeooo:rsid="004a274c"/>
    </style:style>
    <style:style style:name="T27" style:family="text">
      <style:text-properties officeooo:rsid="002eefb9"/>
    </style:style>
    <style:style style:name="T28" style:family="text">
      <style:text-properties officeooo:rsid="0031d069"/>
    </style:style>
    <style:style style:name="T29" style:family="text">
      <style:text-properties officeooo:rsid="00241c0f"/>
    </style:style>
    <style:style style:name="T30" style:family="text">
      <style:text-properties officeooo:rsid="004d9d43"/>
    </style:style>
    <style:style style:name="T31" style:family="text">
      <style:text-properties officeooo:rsid="004f6458"/>
    </style:style>
    <style:style style:name="T32" style:family="text">
      <style:text-properties officeooo:rsid="00558e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122317912256">
          <table:table-cell table:style-name="Tableau1.A1" table:number-columns-spanned="5" office:value-type="string">
            <text:p text:style-name="P26"><text:span text:style-name="T2"></text:span><text:span text:style-name="T1"> </text:span><text:span text:style-name="T3">Test unit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122346211168">
          <table:table-cell table:style-name="Tableau1.A1" table:number-columns-spanned="5" office:value-type="string">
            <text:p text:style-name="P1"><text:span text:style-name="T4">O</text:span><text:span text:style-name="T5">bjectif </text:span><text:span text:style-name="T7">: Open Vehicule Locator - </text:span><text:span text:style-name="T16">Connexio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122346211488">
          <table:table-cell table:style-name="Tableau1.A1" table:number-columns-spanned="5" office:value-type="string">
            <text:p text:style-name="P25"><text:span text:style-name="T17">Éléments</text:span><text:span text:style-name="T18"> à tester </text:span><text:span text:style-name="T19">: </text:span><text:span text:style-name="T20">Méthode </text:span><text:span text:style-name="T21">« LoginScreen</text:span><text:span text:style-name="T22"> </text:span><text:span text:style-name="T23">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122349052432">
          <table:table-cell table:style-name="Tableau1.A1" table:number-columns-spanned="5" office:value-type="string">
            <text:p text:style-name="P1"><text:span text:style-name="T4">C</text:span><text:span text:style-name="T6">onditions de réalisation </text:span><text:span text:style-name="T8">:</text:span></text:p>
            <text:p text:style-name="P1"/>
            <text:p text:style-name="P30">Besoins matériels :</text:p>
            <text:p text:style-name="P31">- <text:span text:style-name="T11">Smartphone IOS ou Android </text:span><text:span text:style-name="T26">ou PC connecté à internet</text:span><text:line-break/><text:line-break/><text:span text:style-name="T9">Besoins logiciels (Versions) :<text:line-break/>- Application </text:span><text:span text:style-name="T24">Expo Go sur mobile ou snack.expo.dev sur </text:span><text:span text:style-name="T25">le web</text:span></text:p>
            <text:p text:style-name="P32"/>
            <text:p text:style-name="P32"><text:span text:style-name="T9">Nom(s) du (des) fichier(s) de test :<text:line-break/>- </text:span><text:span text:style-name="T12">test_connexion</text:span></text:p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Line94122348614976">
          <table:table-cell table:style-name="Tableau1.A1" table:number-columns-spanned="5" office:value-type="string">
            <text:p text:style-name="P14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94122357392496">
          <table:table-cell table:style-name="Tableau1.A6" table:number-columns-spanned="5" office:value-type="string">
            <text:p text:style-name="P15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94122345792032">
          <table:table-cell table:style-name="Tableau1.A7" office:value-type="string">
            <text:p text:style-name="P16">ID</text:p>
          </table:table-cell>
          <table:table-cell table:style-name="Tableau1.A7" office:value-type="string">
            <text:p text:style-name="P16">Démarche / Opération</text:p>
          </table:table-cell>
          <table:table-cell table:style-name="Tableau1.A7" office:value-type="string">
            <text:p text:style-name="P16">Données en entrée / <text:span text:style-name="T10">Condition initiale</text:span></text:p>
          </table:table-cell>
          <table:table-cell table:style-name="Tableau1.A7" office:value-type="string">
            <text:p text:style-name="P16">Comportement / Résultat attendu</text:p>
          </table:table-cell>
          <table:table-cell table:style-name="Tableau1.A6" office:value-type="string">
            <text:p text:style-name="P16">Status : <text:s/>OK / NOK</text:p>
          </table:table-cell>
        </table:table-row>
        <table:table-row table:style-name="TableLine94122266470400">
          <table:table-cell table:style-name="Tableau1.A13" office:value-type="string">
            <text:p text:style-name="P2">1</text:p>
          </table:table-cell>
          <table:table-cell table:style-name="Tableau1.B13" office:value-type="string">
            <text:p text:style-name="P17">Démarrer l’application</text:p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5">L’<text:span text:style-name="T14">é</text:span>cran <text:span text:style-name="T13">affiche la page de connexion</text:span></text:p>
          </table:table-cell>
          <table:table-cell table:style-name="Tableau1.A1" office:value-type="string">
            <text:p text:style-name="P13">OK</text:p>
          </table:table-cell>
        </table:table-row>
        <table:table-row table:style-name="TableLine94122346787216">
          <table:table-cell table:style-name="Tableau1.A13" office:value-type="string">
            <text:p text:style-name="P2">2</text:p>
          </table:table-cell>
          <table:table-cell table:style-name="Tableau1.B13" office:value-type="string">
            <text:p text:style-name="P19">Rentrer <text:span text:style-name="T15">un </text:span>email et <text:span text:style-name="T15">un</text:span> mot de passe<text:span text:style-name="T15"> valide</text:span> dans les champs spécifiés</text:p>
          </table:table-cell>
          <table:table-cell table:style-name="Tableau1.C13" office:value-type="string">
            <text:p text:style-name="P6">Email</text:p>
            <text:p text:style-name="P6">Mot de passe</text:p>
          </table:table-cell>
          <table:table-cell table:style-name="Tableau1.D13" office:value-type="string">
            <text:p text:style-name="P8">L’écran affiche le succès de la connexion et affiche la page de selection du traqueur</text:p>
          </table:table-cell>
          <table:table-cell table:style-name="Tableau1.A1" office:value-type="string">
            <text:p text:style-name="P13">OK</text:p>
          </table:table-cell>
        </table:table-row>
        <table:table-row table:style-name="TableLine94122356471696">
          <table:table-cell table:style-name="Tableau1.A13" office:value-type="string">
            <text:p text:style-name="P9"/>
          </table:table-cell>
          <table:table-cell table:style-name="Tableau1.B13" office:value-type="string">
            <text:p text:style-name="P18"/>
          </table:table-cell>
          <table:table-cell table:style-name="Tableau1.C13" office:value-type="string">
            <text:p text:style-name="P22"/>
          </table:table-cell>
          <table:table-cell table:style-name="Tableau1.D13" office:value-type="string">
            <text:p text:style-name="P7"/>
          </table:table-cell>
          <table:table-cell table:style-name="Tableau1.A1" office:value-type="string">
            <text:p text:style-name="P13"/>
          </table:table-cell>
        </table:table-row>
        <table:table-row table:style-name="TableLine94122352138240">
          <table:table-cell table:style-name="Tableau1.A13" office:value-type="string">
            <text:p text:style-name="P5"/>
          </table:table-cell>
          <table:table-cell table:style-name="Tableau1.B13" office:value-type="string">
            <text:p text:style-name="P23"/>
          </table:table-cell>
          <table:table-cell table:style-name="Tableau1.C13" office:value-type="string">
            <text:p text:style-name="P21"/>
          </table:table-cell>
          <table:table-cell table:style-name="Tableau1.D13" office:value-type="string">
            <text:p text:style-name="P10"/>
          </table:table-cell>
          <table:table-cell table:style-name="Tableau1.A1" office:value-type="string">
            <text:p text:style-name="P1"/>
          </table:table-cell>
        </table:table-row>
        <table:table-row table:style-name="TableLine94122266603824">
          <table:table-cell table:style-name="Tableau1.A13" office:value-type="string">
            <text:p text:style-name="P5"/>
          </table:table-cell>
          <table:table-cell table:style-name="Tableau1.B13" office:value-type="string">
            <text:p text:style-name="P20"/>
          </table:table-cell>
          <table:table-cell table:style-name="Tableau1.C13" office:value-type="string">
            <text:p text:style-name="P5"/>
          </table:table-cell>
          <table:table-cell table:style-name="Tableau1.D13" office:value-type="string">
            <text:p text:style-name="P24"/>
          </table:table-cell>
          <table:table-cell table:style-name="Tableau1.A1" office:value-type="string">
            <text:p text:style-name="P1"/>
          </table:table-cell>
        </table:table-row>
        <table:table-row table:style-name="TableLine94122346795808">
          <table:table-cell table:style-name="Tableau1.A13" office:value-type="string">
            <text:p text:style-name="P11"/>
          </table:table-cell>
          <table:table-cell table:style-name="Tableau1.B13" office:value-type="string">
            <text:p text:style-name="P12"/>
          </table:table-cell>
          <table:table-cell table:style-name="Tableau1.C13" office:value-type="string">
            <text:p text:style-name="P12"/>
          </table:table-cell>
          <table:table-cell table:style-name="Tableau1.D13" office:value-type="string">
            <text:p text:style-name="P12"/>
          </table:table-cell>
          <table:table-cell table:style-name="Tableau1.A1" office:value-type="string">
            <text:p text:style-name="P1"/>
          </table:table-cell>
        </table:table-row>
        <table:table-row table:style-name="TableLine94122357570560">
          <table:table-cell table:style-name="Tableau1.A14" office:value-type="string">
            <text:p text:style-name="P2"/>
          </table:table-cell>
          <table:table-cell table:style-name="Tableau1.B14" office:value-type="string">
            <text:p text:style-name="P34"/>
          </table:table-cell>
          <table:table-cell table:style-name="Tableau1.C14" office:value-type="string">
            <text:p text:style-name="P4"/>
          </table:table-cell>
          <table:table-cell table:style-name="Tableau1.D14" office:value-type="string">
            <text:p text:style-name="P2"/>
          </table:table-cell>
          <table:table-cell table:style-name="Tableau1.A1" office:value-type="string">
            <text:p text:style-name="P1"/>
          </table:table-cell>
        </table:table-row>
      </table:table>
      <text:p text:style-name="P3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27">Rapport de test <text:s text:c="40"/>Testé par : <text:s/><text:span text:style-name="T30">Etudiant</text:span><text:span text:style-name="T32">2</text:span> <text:s text:c="43"/>Le : <text:span text:style-name="T31">07</text:span><text:span text:style-name="T27">/</text:span><text:span text:style-name="T31">03</text:span><text:span text:style-name="T27">/202</text:span><text:span text:style-name="T31">3</text:span></text:p>
            <text:p text:style-name="P27"/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3" office:value-type="string">
            <text:p text:style-name="P28">Commentaire : <text:span text:style-name="T28">Le test fonctionne parfaitement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29"/>
          </table:table-cell>
          <table:table-cell table:style-name="Tableau2.B3" office:value-type="string">
            <text:p text:style-name="P29">A<text:span text:style-name="T29">pprobation : <text:s/>Oui</text:span></text:p>
            <text:p text:style-name="P29"/>
          </table:table-cell>
          <table:table-cell table:style-name="Tableau2.C3" office:value-type="string">
            <text:p text:style-name="P28">Signature: 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7T15:32:29.663933468</dc:date>
    <meta:editing-duration>PT24M36S</meta:editing-duration>
    <meta:editing-cycles>47</meta:editing-cycles>
    <meta:generator>LibreOffice/7.0.4.2$Linux_X86_64 LibreOffice_project/00$Build-2</meta:generator>
    <meta:document-statistic meta:table-count="2" meta:image-count="0" meta:object-count="0" meta:page-count="1" meta:paragraph-count="28" meta:word-count="145" meta:character-count="926" meta:non-whitespace-character-count="721"/>
  </office:meta>
</office:document-meta>
</file>